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0pt" officeooo:rsid="001a3b4c" officeooo:paragraph-rsid="001a3b4c" style:font-size-asian="26.25pt" style:font-size-complex="30pt"/>
    </style:style>
    <style:style style:name="P2" style:family="paragraph" style:parent-style-name="Standard">
      <style:text-properties fo:font-size="30pt" officeooo:rsid="001c0289" officeooo:paragraph-rsid="001c9063" style:font-size-asian="26.25pt" style:font-size-complex="30pt"/>
    </style:style>
    <style:style style:name="P3" style:family="paragraph" style:parent-style-name="Table_20_Contents">
      <style:text-properties fo:font-size="30pt" style:font-size-asian="26.25pt" style:font-size-complex="30pt"/>
    </style:style>
    <style:style style:name="P4" style:family="paragraph" style:parent-style-name="Table_20_Contents">
      <style:text-properties fo:font-size="30pt" officeooo:rsid="0020a8af" officeooo:paragraph-rsid="0020a8af" style:font-size-asian="26.25pt" style:font-size-complex="30pt"/>
    </style:style>
    <style:style style:name="P5" style:family="paragraph" style:parent-style-name="Standard">
      <style:text-properties fo:font-size="30pt" fo:font-weight="normal" officeooo:rsid="001e69ed" officeooo:paragraph-rsid="001e69ed" style:font-size-asian="26.25pt" style:font-weight-asian="normal" style:font-size-complex="30pt" style:font-weight-complex="normal"/>
    </style:style>
    <style:style style:name="P6" style:family="paragraph" style:parent-style-name="Standard">
      <style:text-properties fo:font-size="30pt" fo:font-weight="normal" officeooo:rsid="0020a8af" officeooo:paragraph-rsid="0020a8af" style:font-size-asian="26.25pt" style:font-weight-asian="normal" style:font-size-complex="30pt" style:font-weight-complex="normal"/>
    </style:style>
    <style:style style:name="T1" style:family="text">
      <style:text-properties officeooo:rsid="001c0289"/>
    </style:style>
    <style:style style:name="T2" style:family="text">
      <style:text-properties officeooo:rsid="001c9063"/>
    </style:style>
    <style:style style:name="T3" style:family="text">
      <style:text-properties fo:font-weight="bold" officeooo:rsid="001c9063" style:font-weight-asian="bold" style:font-weight-complex="bold"/>
    </style:style>
    <style:style style:name="T4" style:family="text">
      <style:text-properties fo:font-weight="bold" officeooo:rsid="001c0289" style:font-weight-asian="bold" style:font-weight-complex="bold"/>
    </style:style>
    <style:style style:name="T5" style:family="text">
      <style:text-properties fo:font-weight="bold" officeooo:rsid="002269a4" style:font-weight-asian="bold" style:font-weight-complex="bold"/>
    </style:style>
    <style:style style:name="T6" style:family="text">
      <style:text-properties officeooo:rsid="001fb02b"/>
    </style:style>
    <style:style style:name="T7" style:family="text">
      <style:text-properties officeooo:rsid="002269a4"/>
    </style:style>
    <style:style style:name="T8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<text:tab/><text:tab/><text:tab/>prénom : <text:tab/><text:tab/><text:tab/>classe :</text:p>
      <text:p text:style-name="P1">1) <text:span text:style-name="T4">Citer</text:span><text:span text:style-name="T1"> 4 types d’énergies différents.</text:span></text:p>
      <text:p text:style-name="P2">2) <text:span text:style-name="T5">Expliquer </text:span><text:span text:style-name="T7">ce qu’est une </text:span><text:span text:style-name="T2">énergie </text:span><text:span text:style-name="T3">renouvel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9:12:34.723000000</meta:creation-date>
    <dc:date>2021-11-06T10:50:48.808802669</dc:date>
    <meta:editing-duration>PT3H10M40S</meta:editing-duration>
    <meta:editing-cycles>9</meta:editing-cycles>
    <meta:generator>LibreOffice/7.2.1.2$Linux_X86_64 LibreOffice_project/20$Build-2</meta:generator>
    <meta:document-statistic meta:table-count="0" meta:image-count="0" meta:object-count="0" meta:page-count="1" meta:paragraph-count="3" meta:word-count="19" meta:character-count="116" meta:non-whitespace-character-count="94"/>
  </office:meta>
</office:document-meta>
</file>